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22b6" officeooo:paragraph-rsid="001f22b6"/>
    </style:style>
    <style:style style:name="P2" style:family="paragraph" style:parent-style-name="Standard">
      <style:paragraph-properties fo:text-align="start" style:justify-single-word="false"/>
      <style:text-properties officeooo:rsid="0022620a" officeooo:paragraph-rsid="0022620a" fo:background-color="transparent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f22b6" officeooo:paragraph-rsid="001f22b6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fb3cb" officeooo:paragraph-rsid="001fb3c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20d450" officeooo:paragraph-rsid="00252f4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727cb" officeooo:paragraph-rsid="002727cb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1f22b6" officeooo:paragraph-rsid="001f22b6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normal" officeooo:rsid="001fb3cb" officeooo:paragraph-rsid="001fb3cb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normal" officeooo:rsid="0020d450" officeooo:paragraph-rsid="00252f43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normal" officeooo:rsid="00252f43" officeooo:paragraph-rsid="00252f43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normal" officeooo:rsid="0020d450" officeooo:paragraph-rsid="0020d450" fo:background-color="transparent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2620a" officeooo:paragraph-rsid="00252f43" fo:background-color="transparent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52f43" officeooo:paragraph-rsid="00252f43" fo:background-color="transparent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normal" officeooo:rsid="00252f43" officeooo:paragraph-rsid="00252f43" fo:background-color="transparent" style:font-weight-asian="normal" style:font-weight-complex="normal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17" style:family="paragraph">
      <loext:graphic-properties draw:fill="none" draw:fill-color="#ffffff"/>
      <style:paragraph-properties style:writing-mode="lr-tb"/>
      <style:text-properties fo:color="#c9211e" loext:opacity="100%" fo:font-size="12pt" style:text-underline-style="solid" style:text-underline-width="auto" style:text-underline-color="font-color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2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1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12pt" fo:font-weight="bold" style:font-weight-asian="bold" style:font-weight-complex="bold"/>
    </style:style>
    <style:style style:name="P23" style:family="paragraph">
      <loext:graphic-properties draw:fill="none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paragraph-properties style:writing-mode="lr-tb"/>
      <style:text-properties fo:color="#c9211e" loext:opacity="100%" style:text-underline-style="solid" style:text-underline-width="auto" style:text-underline-color="font-color"/>
    </style:style>
    <style:style style:name="P26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7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28" style:family="paragraph"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loext:char-shading-value="0" style:font-weight-asian="bold" style:font-weight-complex="bold"/>
    </style:style>
    <style:style style:name="T3" style:family="text">
      <style:text-properties fo:font-weight="bold" officeooo:rsid="0022620a" fo:background-color="transparent" loext:char-shading-value="0" style:font-weight-asian="bold" style:font-weight-complex="bold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22620a" fo:background-color="transparent" loext:char-shading-value="0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c9211e" loext:opacity="100%" fo:font-size="12pt" style:text-underline-style="solid" style:text-underline-width="auto" style:text-underline-color="font-color"/>
    </style:style>
    <style:style style:name="T8" style:family="text">
      <style:text-properties fo:color="#c9211e" loext:opacity="100%"/>
    </style:style>
    <style:style style:name="T9" style:family="text">
      <style:text-properties fo:font-size="12pt" fo:font-weight="bold" style:font-weight-asian="bold" style:font-weight-complex="bold"/>
    </style:style>
    <style:style style:name="T10" style:family="text">
      <style:text-properties fo:color="#c9211e" loext:opacity="100%"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5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101cm" draw:marker-start-width="0.499cm" draw:marker-end-width="0.499cm" draw:fill="none" draw:textarea-horizontal-align="justify" draw:textarea-vertical-align="middle" draw:auto-grow-height="false" fo:min-height="0.889cm" fo:min-width="1.84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.101cm" svg:stroke-color="#2a6099" draw:marker-start-width="0.499cm" draw:marker-end-width="0.499cm" draw:fill="none" draw:fill-color="#ffffff" fo:min-height="0.68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width="0.101cm" draw:marker-start-width="0.499cm" draw:marker-end-width="0.499cm" draw:fill="none" draw:textarea-horizontal-align="justify" draw:textarea-vertical-align="middle" draw:auto-grow-height="false" fo:min-height="2.427cm" fo:min-width="2.22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.101cm" svg:stroke-color="#2a6099" draw:marker-start-width="0.499cm" draw:marker-end-width="0.499cm" draw:fill="none" draw:fill-color="#ffffff" fo:min-height="0.64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width="0.101cm" draw:marker-start-width="0.499cm" draw:marker-end-width="0.499cm" draw:fill="none" draw:textarea-horizontal-align="justify" draw:textarea-vertical-align="middle" draw:auto-grow-height="false" fo:min-height="2.427cm" fo:min-width="2.16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2.8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5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0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svg:stroke-width="0.101cm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solid" svg:stroke-width="0.101cm" svg:stroke-color="#2a6099" draw:marker-start-width="0.499cm" draw:marker-end-width="0.499cm" draw:fill="none" draw:fill-color="#ffffff" fo:min-height="0.65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svg:stroke-width="0.101cm" draw:marker-start-width="0.499cm" draw:marker-end-width="0.499cm" draw:fill="none" draw:textarea-horizontal-align="justify" draw:textarea-vertical-align="middle" draw:auto-grow-height="false" fo:min-height="2.427cm" fo:min-width="1.75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width="0.101cm" draw:marker-start-width="0.499cm" draw:marker-end-width="0.499cm" draw:fill="none" draw:textarea-horizontal-align="justify" draw:textarea-vertical-align="middle" draw:auto-grow-height="false" fo:min-height="0.776cm" fo:min-width="1.81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svg:stroke-width="0.101cm" draw:marker-start-width="0.499cm" draw:marker-end-width="0.499cm" draw:fill="none" draw:textarea-horizontal-align="justify" draw:textarea-vertical-align="middle" draw:auto-grow-height="false" fo:min-height="2.526cm" fo:min-width="1.85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xercice 5 : Établir le modèle Entité-Association relatif à chaque énoncé ci-dessus </text:h>
      <text:p text:style-name="P1"/>
      <text:list xml:id="list2656990839" text:style-name="L1">
        <text:list-item>
          <text:p text:style-name="P7">Un <text:span text:style-name="T1">employé</text:span> a une seule <text:span text:style-name="T1">société</text:span>. Une société a 1 ou N employés</text:p>
        </text:list-item>
      </text:list>
      <text:p text:style-name="P3"><draw:custom-shape text:anchor-type="paragraph" draw:z-index="0" draw:name="Forme1" draw:style-name="gr23" draw:text-style-name="P23" svg:width="1.853cm" svg:height="2.527cm" svg:x="1.055cm" svg:y="0.206cm"><text:p/><draw:enhanced-geometry svg:viewBox="0 0 21600 21600" draw:type="rectangle" draw:enhanced-path="M 0 0 L 21600 0 21600 21600 0 21600 0 0 Z N"/></draw:custom-shape><draw:frame text:anchor-type="paragraph" draw:z-index="1" draw:name="Forme2" draw:style-name="gr20" draw:text-style-name="P24" svg:width="1.853cm" svg:height="0.75cm" svg:x="1.055cm" svg:y="0.206cm"><draw:text-box><text:p text:style-name="P18"><text:span text:style-name="T1">Employé</text:span></text:p></draw:text-box></draw:frame><draw:custom-shape text:anchor-type="paragraph" draw:z-index="2" draw:name="Forme1_0" draw:style-name="gr21" draw:text-style-name="P23" svg:width="1.853cm" svg:height="2.527cm" svg:x="7.946cm" svg:y="0.314cm"><text:p/><draw:enhanced-geometry svg:viewBox="0 0 21600 21600" draw:type="rectangle" draw:enhanced-path="M 0 0 L 21600 0 21600 21600 0 21600 0 0 Z N"/></draw:custom-shape><draw:frame text:anchor-type="paragraph" draw:z-index="3" draw:name="Forme2_0" draw:style-name="gr20" draw:text-style-name="P24" svg:width="1.853cm" svg:height="0.75cm" svg:x="7.946cm" svg:y="0.314cm"><draw:text-box><text:p text:style-name="P18"><text:span text:style-name="T1">Société</text:span></text:p></draw:text-box></draw:frame></text:p>
      <text:p text:style-name="P3"><draw:custom-shape text:anchor-type="paragraph" draw:z-index="4" draw:name="Forme3" draw:style-name="gr22" draw:text-style-name="P21" svg:width="2.562cm" svg:height="1.094cm" svg:x="3.773cm" svg:y="0.358cm"><text:p text:style-name="P28"><text:span text:style-name="T1">Travaill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7" draw:name="Forme6" draw:style-name="gr5" draw:text-style-name="P19" svg:width="0.939cm" svg:height="0.518cm" svg:x="3.041cm" svg:y="0.48cm"><draw:text-box><text:p><text:span text:style-name="T8">1,1</text:span></text:p></draw:text-box></draw:frame><draw:frame text:anchor-type="paragraph" draw:z-index="8" draw:name="Forme6_0" draw:style-name="gr5" draw:text-style-name="P19" svg:width="0.939cm" svg:height="0.518cm" svg:x="6.745cm" svg:y="0.346cm"><draw:text-box><text:p><text:span text:style-name="T8">1,N</text:span></text:p></draw:text-box></draw:frame></text:p>
      <text:p text:style-name="P3"><draw:line text:anchor-type="paragraph" draw:z-index="5" draw:name="Forme4" draw:style-name="gr18" draw:text-style-name="P18" svg:x1="2.907cm" svg:y1="0.568cm" svg:x2="3.773cm" svg:y2="0.46cm"><text:p/></draw:line><draw:line text:anchor-type="paragraph" draw:z-index="6" draw:name="Forme5" draw:style-name="gr18" draw:text-style-name="P18" svg:x1="6.334cm" svg:y1="0.376cm" svg:x2="7.946cm" svg:y2="0.388cm"><text:p/></draw:line></text:p>
      <text:p text:style-name="P3"/>
      <text:p text:style-name="P3"/>
      <text:p text:style-name="P3"/>
      <text:list xml:id="list114957871572639" text:continue-numbering="true" text:style-name="L1">
        <text:list-item>
          <text:p text:style-name="P8">Une <text:span text:style-name="T1">commande</text:span> est composé de 1 ou N <text:span text:style-name="T1">produits</text:span> en certaine quantité.</text:p>
          <text:p text:style-name="P8">Un produit est présent dans 0 ou N commandes en certaine quantité.</text:p>
          <text:p text:style-name="P8"/>
          <text:p text:style-name="P8"><draw:custom-shape text:anchor-type="paragraph" draw:z-index="9" draw:name="Forme1_1" draw:style-name="gr12" draw:text-style-name="P23" svg:width="2.262cm" svg:height="2.527cm" svg:x="0.85cm" svg:y="0.206cm"><text:p/><draw:enhanced-geometry svg:viewBox="0 0 21600 21600" draw:type="rectangle" draw:enhanced-path="M 0 0 L 21600 0 21600 21600 0 21600 0 0 Z N"/></draw:custom-shape><draw:frame text:anchor-type="paragraph" draw:z-index="10" draw:name="Forme2_1" draw:style-name="gr11" draw:text-style-name="P24" svg:width="2.262cm" svg:height="0.743cm" svg:x="0.85cm" svg:y="0.206cm"><draw:text-box><text:p text:style-name="P18"><text:span text:style-name="T1">Commande</text:span></text:p></draw:text-box></draw:frame><draw:custom-shape text:anchor-type="paragraph" draw:z-index="11" draw:name="Forme1_2" draw:style-name="gr21" draw:text-style-name="P23" svg:width="1.853cm" svg:height="2.527cm" svg:x="7.946cm" svg:y="0.314cm"><text:p/><draw:enhanced-geometry svg:viewBox="0 0 21600 21600" draw:type="rectangle" draw:enhanced-path="M 0 0 L 21600 0 21600 21600 0 21600 0 0 Z N"/></draw:custom-shape><draw:frame text:anchor-type="paragraph" draw:z-index="12" draw:name="Forme2_2" draw:style-name="gr20" draw:text-style-name="P24" svg:width="1.853cm" svg:height="0.75cm" svg:x="7.946cm" svg:y="0.314cm"><draw:text-box><text:p text:style-name="P18"><text:span text:style-name="T1">Produit</text:span></text:p></draw:text-box></draw:frame><draw:frame text:anchor-type="paragraph" draw:z-index="16" draw:name="Forme6_1" draw:style-name="gr5" draw:text-style-name="P19" svg:width="0.939cm" svg:height="0.518cm" svg:x="3.194cm" svg:y="0.448cm"><draw:text-box><text:p><text:span text:style-name="T8">1,N</text:span></text:p></draw:text-box></draw:frame><draw:frame text:anchor-type="paragraph" draw:z-index="17" draw:name="Forme6_2" draw:style-name="gr5" draw:text-style-name="P19" svg:width="0.939cm" svg:height="0.518cm" svg:x="6.757cm" svg:y="0.407cm"><draw:text-box><text:p><text:span text:style-name="T8">0,N</text:span></text:p></draw:text-box></draw:frame><draw:custom-shape text:anchor-type="paragraph" draw:z-index="13" draw:name="Forme3_0" draw:style-name="gr8" draw:text-style-name="P21" svg:width="2.742cm" svg:height="1.398cm" svg:x="3.773cm" svg:y="0.3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8" draw:name="Forme7" draw:style-name="gr19" draw:text-style-name="P20" svg:width="2.599cm" svg:height="0.489cm" svg:x="4.159cm" svg:y="0.436cm"><draw:text-box><text:p><text:span text:style-name="T1">Composer</text:span></text:p></draw:text-box></draw:frame></text:p>
        </text:list-item>
      </text:list>
      <text:p text:style-name="P4"><draw:line text:anchor-type="paragraph" draw:z-index="14" draw:name="Forme4_0" draw:style-name="gr18" draw:text-style-name="P18" svg:x1="3.112cm" svg:y1="0.478cm" svg:x2="3.773cm" svg:y2="0.478cm"><text:p/></draw:line></text:p>
      <text:p text:style-name="P4"><draw:line text:anchor-type="paragraph" draw:z-index="15" draw:name="Forme5_0" draw:style-name="gr18" draw:text-style-name="P18" svg:x1="6.334cm" svg:y1="0.078cm" svg:x2="7.946cm" svg:y2="0.09cm"><text:p/></draw:line><draw:line text:anchor-type="paragraph" draw:z-index="19" draw:name="Forme8" draw:style-name="gr6" draw:text-style-name="P18" svg:x1="3.773cm" svg:y1="0.131cm" svg:x2="6.514cm" svg:y2="0.09cm"><text:p/></draw:line><draw:frame text:anchor-type="paragraph" draw:z-index="20" draw:name="Forme7_0" draw:style-name="gr19" draw:text-style-name="P27" svg:width="2.599cm" svg:height="0.489cm" svg:x="4.364cm" svg:y="0.194cm"><draw:text-box><text:p><text:span text:style-name="T12">Quantité</text:span></text:p></draw:text-box></draw:frame></text:p>
      <text:p text:style-name="P4"/>
      <text:p text:style-name="P4"/>
      <text:p text:style-name="P4"/>
      <text:list xml:id="list114957576533246" text:continue-numbering="true" text:style-name="L1">
        <text:list-item>
          <text:p text:style-name="P11">Un <text:span text:style-name="T1">étudiant</text:span> parle une ou plusieurs <text:span text:style-name="T1">langues</text:span> avec un <text:span text:style-name="T1">niveau</text:span>(débutant,courant, expert,etc).</text:p>
          <text:p text:style-name="P11">Chaque langue est donc parlée par 0 ou N étudiants avec un niveau.</text:p>
          <text:p text:style-name="P9">Pour chaque niveau, il y a 0 ou plusieurs étudiants qui parlent une langue.</text:p>
        </text:list-item>
      </text:list>
      <text:p text:style-name="P6">Solution 1 :</text:p>
      <text:p text:style-name="P6"><draw:custom-shape text:anchor-type="paragraph" draw:z-index="21" draw:name="Forme1_3" draw:style-name="gr12" draw:text-style-name="P23" svg:width="2.262cm" svg:height="2.527cm" svg:x="0.85cm" svg:y="0.206cm"><text:p/><draw:enhanced-geometry svg:viewBox="0 0 21600 21600" draw:type="rectangle" draw:enhanced-path="M 0 0 L 21600 0 21600 21600 0 21600 0 0 Z N"/></draw:custom-shape><draw:frame text:anchor-type="paragraph" draw:z-index="22" draw:name="Forme2_3" draw:style-name="gr11" draw:text-style-name="P24" svg:width="2.262cm" svg:height="0.743cm" svg:x="0.85cm" svg:y="0.206cm"><draw:text-box><text:p text:style-name="P18"><text:span text:style-name="T1">Etudiant</text:span></text:p></draw:text-box></draw:frame><draw:custom-shape text:anchor-type="paragraph" draw:z-index="23" draw:name="Forme1_4" draw:style-name="gr12" draw:text-style-name="P23" svg:width="2.262cm" svg:height="2.527cm" svg:x="8.426cm" svg:y="0.266cm"><text:p/><draw:enhanced-geometry svg:viewBox="0 0 21600 21600" draw:type="rectangle" draw:enhanced-path="M 0 0 L 21600 0 21600 21600 0 21600 0 0 Z N"/></draw:custom-shape><draw:frame text:anchor-type="paragraph" draw:z-index="24" draw:name="Forme2_4" draw:style-name="gr11" draw:text-style-name="P24" svg:width="2.262cm" svg:height="0.743cm" svg:x="8.426cm" svg:y="0.169cm"><draw:text-box><text:p text:style-name="P18"><text:span text:style-name="T1">Langue</text:span></text:p></draw:text-box></draw:frame><draw:frame text:anchor-type="paragraph" draw:z-index="32" draw:name="Forme6_4" draw:style-name="gr5" draw:text-style-name="P19" svg:width="0.939cm" svg:height="0.518cm" svg:x="7.488cm" svg:y="0.45cm"><draw:text-box><text:p><text:span text:style-name="T8">0,N</text:span></text:p></draw:text-box></draw:frame></text:p>
      <text:p text:style-name="P6"><draw:custom-shape text:anchor-type="paragraph" draw:z-index="25" draw:name="Forme3_1" draw:style-name="gr8" draw:text-style-name="P21" svg:width="2.742cm" svg:height="1.398cm" svg:x="4.517cm" svg:y="0.0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6" draw:name="Forme7_1" draw:style-name="gr19" draw:text-style-name="P20" svg:width="1.708cm" svg:height="0.489cm" svg:x="5.084cm" svg:y="0.072cm"><draw:text-box><text:p><text:span text:style-name="T1">Parler</text:span></text:p></draw:text-box></draw:frame><draw:line text:anchor-type="paragraph" draw:z-index="30" draw:name="Forme5_2" draw:style-name="gr18" draw:text-style-name="P18" svg:x1="7.165cm" svg:y1="0.402cm" svg:x2="8.426cm" svg:y2="0.847cm"><text:p/></draw:line><draw:frame text:anchor-type="paragraph" draw:z-index="31" draw:name="Forme6_3" draw:style-name="gr5" draw:text-style-name="P19" svg:width="0.939cm" svg:height="0.518cm" svg:x="3.339cm" svg:y="0.138cm"><draw:text-box><text:p><text:span text:style-name="T8">1,N</text:span></text:p></draw:text-box></draw:frame></text:p>
      <text:p text:style-name="P6"><draw:line text:anchor-type="paragraph" draw:z-index="27" draw:name="Forme8_0" draw:style-name="gr6" draw:text-style-name="P18" svg:x1="4.579cm" svg:y1="0.224cm" svg:x2="7.32cm" svg:y2="0.183cm"><text:p/></draw:line><draw:frame text:anchor-type="paragraph" draw:z-index="28" draw:name="Forme7_2" draw:style-name="gr19" draw:text-style-name="P27" svg:width="1.44cm" svg:height="0.489cm" svg:x="5.159cm" svg:y="0.224cm"><draw:text-box><text:p><text:span text:style-name="T12">Niveau</text:span></text:p></draw:text-box></draw:frame><draw:line text:anchor-type="paragraph" draw:z-index="29" draw:name="Forme5_1" draw:style-name="gr18" draw:text-style-name="P18" svg:x1="3.112cm" svg:y1="0.65cm" svg:x2="4.518cm" svg:y2="0.168cm"><text:p/></draw:line></text:p>
      <text:p text:style-name="P6"/>
      <text:p text:style-name="P6"/>
      <text:p text:style-name="P6"/>
      <text:p text:style-name="P6"/>
      <text:p text:style-name="P6"><draw:line text:anchor-type="paragraph" draw:z-index="54" draw:name="Forme11" draw:style-name="gr4" draw:text-style-name="P18" svg:x1="11.396cm" svg:y1="0.168cm" svg:x2="11.396cm" svg:y2="6.597cm"><text:p/></draw:line><draw:frame text:anchor-type="paragraph" draw:z-index="55" draw:name="Forme12" draw:style-name="gr3" draw:text-style-name="P19" svg:width="1.456cm" svg:height="0.503cm" svg:x="2.679cm" svg:y="0.208cm"><draw:text-box><text:p><text:span text:style-name="T8">MCD</text:span></text:p></draw:text-box></draw:frame>Solution 2 :</text:p>
      <text:p text:style-name="P5"><draw:frame text:anchor-type="paragraph" draw:z-index="56" draw:name="Forme12_0" draw:style-name="gr3" draw:text-style-name="P19" svg:width="1.456cm" svg:height="0.503cm" svg:x="11.82cm" svg:y="0.034cm"><draw:text-box><text:p><text:span text:style-name="T8">MLD</text:span></text:p></draw:text-box></draw:frame></text:p>
      <text:p text:style-name="P5"><draw:custom-shape text:anchor-type="paragraph" draw:z-index="33" draw:name="Forme1_5" draw:style-name="gr12" draw:text-style-name="P23" svg:width="2.262cm" svg:height="2.527cm" svg:x="0.85cm" svg:y="0.206cm"><text:p/><draw:enhanced-geometry svg:viewBox="0 0 21600 21600" draw:type="rectangle" draw:enhanced-path="M 0 0 L 21600 0 21600 21600 0 21600 0 0 Z N"/></draw:custom-shape><draw:frame text:anchor-type="paragraph" draw:z-index="34" draw:name="Forme2_5" draw:style-name="gr11" draw:text-style-name="P24" svg:width="2.262cm" svg:height="0.743cm" svg:x="0.85cm" svg:y="0.206cm"><draw:text-box><text:p text:style-name="P18"><text:span text:style-name="T1">Etudiant</text:span></text:p></draw:text-box></draw:frame><draw:custom-shape text:anchor-type="paragraph" draw:z-index="35" draw:name="Forme1_6" draw:style-name="gr12" draw:text-style-name="P23" svg:width="2.262cm" svg:height="2.527cm" svg:x="8.426cm" svg:y="0.266cm"><text:p/><draw:enhanced-geometry svg:viewBox="0 0 21600 21600" draw:type="rectangle" draw:enhanced-path="M 0 0 L 21600 0 21600 21600 0 21600 0 0 Z N"/></draw:custom-shape><draw:frame text:anchor-type="paragraph" draw:z-index="36" draw:name="Forme2_6" draw:style-name="gr11" draw:text-style-name="P24" svg:width="2.262cm" svg:height="0.743cm" svg:x="8.426cm" svg:y="0.169cm"><draw:text-box><text:p text:style-name="P18"><text:span text:style-name="T1">Langue</text:span></text:p></draw:text-box></draw:frame></text:p>
      <text:p text:style-name="P5"><draw:custom-shape text:anchor-type="paragraph" draw:z-index="37" draw:name="Forme3_2" draw:style-name="gr8" draw:text-style-name="P21" svg:width="2.742cm" svg:height="1.398cm" svg:x="4.517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42" draw:name="Forme6_5" draw:style-name="gr5" draw:text-style-name="P19" svg:width="0.939cm" svg:height="0.518cm" svg:x="3.459cm" svg:y="0.312cm"><draw:text-box><text:p><text:span text:style-name="T8">1,N</text:span></text:p></draw:text-box></draw:frame><draw:frame text:anchor-type="paragraph" draw:z-index="43" draw:name="Forme6_6" draw:style-name="gr5" draw:text-style-name="P19" svg:width="0.939cm" svg:height="0.518cm" svg:x="7.583cm" svg:y="0.205cm"><draw:text-box><text:p><text:span text:style-name="T8">0,N</text:span></text:p></draw:text-box></draw:frame><draw:frame text:anchor-type="paragraph" draw:z-index="38" draw:name="Forme7_3" draw:style-name="gr19" draw:text-style-name="P20" svg:width="1.708cm" svg:height="0.489cm" svg:x="5.144cm" svg:y="0.175cm"><draw:text-box><text:p><text:span text:style-name="T1">Parler</text:span></text:p></draw:text-box></draw:frame><draw:frame text:anchor-type="paragraph" draw:z-index="48" draw:name="Forme7_4" draw:style-name="gr17" draw:text-style-name="P26" svg:width="1.976cm" svg:height="0.68cm" svg:x="0.954cm" svg:y="0.462cm"><draw:text-box><text:p><text:span text:style-name="T11">IdEtudiant</text:span></text:p></draw:text-box></draw:frame><draw:frame text:anchor-type="paragraph" draw:z-index="52" draw:name="Forme7_6" draw:style-name="gr15" draw:text-style-name="P26" svg:width="1.976cm" svg:height="0.59cm" svg:x="8.521cm" svg:y="0.425cm"><draw:text-box><text:p><text:span text:style-name="T11">IdLangue</text:span></text:p></draw:text-box></draw:frame><draw:frame text:anchor-type="paragraph" draw:z-index="57" draw:name="Forme13" draw:style-name="gr13" draw:text-style-name="P15" svg:width="7.118cm" svg:height="2.899cm" svg:x="11.873cm" svg:y="0.136cm"><draw:text-box><text:p>Etudiant(<text:span text:style-name="T6">IdEtudiant</text:span>, NomEtudiant)</text:p><text:p>Langue(<text:span text:style-name="T6">IdLangue</text:span>, Nomlangue)</text:p><text:p>Niveau(<text:span text:style-name="T6">idNiveau</text:span>, Intitulé)</text:p><text:p>Parler(<text:span text:style-name="T6">#idEtudiant, #idNiveau,#idlangu</text:span>e)</text:p></draw:text-box></draw:frame></text:p>
      <text:p text:style-name="P5"><draw:line text:anchor-type="paragraph" draw:z-index="39" draw:name="Forme8_1" draw:style-name="gr6" draw:text-style-name="P18" svg:x1="4.567cm" svg:y1="0.334cm" svg:x2="7.308cm" svg:y2="0.293cm"><text:p/></draw:line><draw:line text:anchor-type="paragraph" draw:z-index="40" draw:name="Forme5_3" draw:style-name="gr18" draw:text-style-name="P18" svg:x1="3.112cm" svg:y1="0.734cm" svg:x2="4.518cm" svg:y2="0.252cm"><text:p/></draw:line><draw:line text:anchor-type="paragraph" draw:z-index="41" draw:name="Forme5_4" draw:style-name="gr18" draw:text-style-name="P18" svg:x1="7.258cm" svg:y1="0.235cm" svg:x2="8.426cm" svg:y2="0.406cm"><text:p/></draw:line><draw:frame text:anchor-type="paragraph" draw:z-index="51" draw:name="Forme10_0" draw:style-name="gr14" draw:text-style-name="P15" svg:width="2.497cm" svg:height="0.689cm" svg:x="0.845cm" svg:y="0.457cm"><draw:text-box><text:p>NomEtudiant</text:p></draw:text-box></draw:frame></text:p>
      <text:p text:style-name="P5"><draw:line text:anchor-type="paragraph" draw:z-index="46" draw:name="Forme9" draw:style-name="gr6" draw:text-style-name="P18" svg:x1="6.094cm" svg:y1="1.261cm" svg:x2="6.082cm" svg:y2="0.462cm"><text:p/></draw:line><draw:frame text:anchor-type="paragraph" draw:z-index="53" draw:name="Forme10_1" draw:style-name="gr14" draw:text-style-name="P15" svg:width="2.497cm" svg:height="0.689cm" svg:x="8.426cm" svg:y="0.044cm"><draw:text-box><text:p>NomLangue</text:p></draw:text-box></draw:frame></text:p>
      <text:p text:style-name="P5"><draw:frame text:anchor-type="paragraph" draw:z-index="47" draw:name="Forme6_7" draw:style-name="gr5" draw:text-style-name="P19" svg:width="0.939cm" svg:height="0.518cm" svg:x="6.295cm" svg:y="0.168cm"><draw:text-box><text:p><text:span text:style-name="T8">1,1</text:span></text:p></draw:text-box></draw:frame></text:p>
      <text:p text:style-name="P5"><draw:custom-shape text:anchor-type="paragraph" draw:z-index="44" draw:name="Forme1_7" draw:style-name="gr12" draw:text-style-name="P23" svg:width="2.262cm" svg:height="2.527cm" svg:x="4.949cm" svg:y="0.385cm"><text:p/><draw:enhanced-geometry svg:viewBox="0 0 21600 21600" draw:type="rectangle" draw:enhanced-path="M 0 0 L 21600 0 21600 21600 0 21600 0 0 Z N"/></draw:custom-shape><draw:frame text:anchor-type="paragraph" draw:z-index="45" draw:name="Forme2_7" draw:style-name="gr11" draw:text-style-name="P24" svg:width="2.262cm" svg:height="0.743cm" svg:x="4.949cm" svg:y="0.288cm"><draw:text-box><text:p text:style-name="P18"><text:span text:style-name="T1">Niveau</text:span></text:p></draw:text-box></draw:frame></text:p>
      <text:p text:style-name="P5"/>
      <text:p text:style-name="P5"><draw:frame text:anchor-type="paragraph" draw:z-index="49" draw:name="Forme7_5" draw:style-name="gr15" draw:text-style-name="P26" svg:width="1.976cm" svg:height="0.59cm" svg:x="4.949cm" svg:y="0.118cm"><draw:text-box><text:p><text:span text:style-name="T11">IdNiveau</text:span></text:p></draw:text-box></draw:frame></text:p>
      <text:p text:style-name="P5"><draw:frame text:anchor-type="paragraph" draw:z-index="50" draw:name="Forme10" draw:style-name="gr16" draw:text-style-name="P15" svg:width="1.574cm" svg:height="0.636cm" svg:x="4.949cm" svg:y="0.22cm"><draw:text-box><text:p>Intitulé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14958301938853" text:continue-numbering="true" text:style-name="L1">
        <text:list-item>
          <text:p text:style-name="P9"><text:soft-page-break/><text:span text:style-name="T5">Chaque </text:span><text:span text:style-name="T3">employé</text:span><text:span text:style-name="T5"> a 0 ou 1 supérieur hiérarchique. Chaque employé peut supérieur hiérarchique de 0 ou plusieurs personnes.</text:span></text:p>
        </text:list-item>
      </text:list>
      <text:p text:style-name="P12"><draw:frame text:anchor-type="paragraph" draw:z-index="59" draw:name="Forme2_8" draw:style-name="gr11" draw:text-style-name="P24" svg:width="2.262cm" svg:height="0.743cm" svg:x="0.85cm" svg:y="0.27cm"><draw:text-box><text:p text:style-name="P18"><text:span text:style-name="T1">employé</text:span></text:p></draw:text-box></draw:frame><draw:custom-shape text:anchor-type="paragraph" draw:z-index="58" draw:name="Forme1_8" draw:style-name="gr12" draw:text-style-name="P23" svg:width="2.262cm" svg:height="2.527cm" svg:x="0.85cm" svg:y="0.27cm"><text:p/><draw:enhanced-geometry svg:viewBox="0 0 21600 21600" draw:type="rectangle" draw:enhanced-path="M 0 0 L 21600 0 21600 21600 0 21600 0 0 Z N"/></draw:custom-shape><draw:line text:anchor-type="paragraph" draw:z-index="62" draw:name="Forme14" draw:style-name="gr6" draw:text-style-name="P18" svg:x1="3.112cm" svg:y1="0.453cm" svg:x2="4.082cm" svg:y2="1.062cm"><text:p/></draw:line><draw:frame text:anchor-type="paragraph" draw:z-index="64" draw:name="Forme6_8" draw:style-name="gr5" draw:text-style-name="P19" svg:width="0.939cm" svg:height="0.518cm" svg:x="3.538cm" svg:y="0.282cm"><draw:text-box><text:p><text:span text:style-name="T8">0,1</text:span></text:p></draw:text-box></draw:frame><draw:line text:anchor-type="paragraph" draw:z-index="68" draw:name="Forme16" draw:style-name="gr4" draw:text-style-name="P18" svg:x1="8.707cm" svg:y1="0.199cm" svg:x2="8.739cm" svg:y2="3.84cm"><text:p/></draw:line><draw:frame text:anchor-type="paragraph" draw:z-index="69" draw:name="Forme12_1" draw:style-name="gr3" draw:text-style-name="P25" svg:width="1.456cm" svg:height="0.503cm" svg:x="7.008cm" svg:y="0.102cm"><draw:text-box><text:p><text:span text:style-name="T10">MCD</text:span></text:p></draw:text-box></draw:frame><draw:frame text:anchor-type="paragraph" draw:z-index="70" draw:name="Forme12_2" draw:style-name="gr3" draw:text-style-name="P17" svg:width="1.461cm" svg:height="0.503cm" svg:x="9.216cm" svg:y="0.097cm"><draw:text-box><text:p><text:span text:style-name="T7">MLD</text:span></text:p></draw:text-box></draw:frame></text:p>
      <text:p text:style-name="P12"><draw:custom-shape text:anchor-type="paragraph" draw:z-index="60" draw:name="Forme3_3" draw:style-name="gr8" draw:text-style-name="P21" svg:width="2.742cm" svg:height="1.398cm" svg:x="3.988cm" svg:y="0.1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61" draw:name="Forme7_7" draw:style-name="gr7" draw:text-style-name="P20" svg:width="2.74cm" svg:height="1.463cm" svg:x="4.214cm" svg:y="0.418cm"><draw:text-box><text:p><text:span text:style-name="T1">Est superieur de</text:span></text:p></draw:text-box></draw:frame><draw:frame text:anchor-type="paragraph" draw:z-index="71" draw:name="Forme17" draw:style-name="gr1" draw:text-style-name="P15" svg:width="8.012cm" svg:height="1.408cm" svg:x="9.056cm" svg:y="0.411cm"><draw:text-box><text:p><text:span text:style-name="T1">Employé</text:span>(<text:span text:style-name="T6">Matricule</text:span>,NomEmp,#SupMatricule)</text:p></draw:text-box></draw:frame></text:p>
      <text:p text:style-name="P12"><draw:frame text:anchor-type="paragraph" draw:z-index="67" draw:name="Forme10_3" draw:style-name="gr2" draw:text-style-name="P16" svg:width="2.497cm" svg:height="0.546cm" svg:x="0.85cm" svg:y="0.136cm"><draw:text-box><text:p><text:span text:style-name="T6">Matricule</text:span></text:p></draw:text-box></draw:frame></text:p>
      <text:p text:style-name="P12"><draw:line text:anchor-type="paragraph" draw:z-index="63" draw:name="Forme15" draw:style-name="gr6" draw:text-style-name="P18" svg:x1="3.112cm" svg:y1="0.713cm" svg:x2="3.989cm" svg:y2="0.039cm"><text:p/></draw:line><draw:frame text:anchor-type="paragraph" draw:z-index="65" draw:name="Forme6_9" draw:style-name="gr5" draw:text-style-name="P19" svg:width="0.939cm" svg:height="0.518cm" svg:x="3.406cm" svg:y="0.476cm"><draw:text-box><text:p><text:span text:style-name="T8">0,N</text:span></text:p></draw:text-box></draw:frame><draw:frame text:anchor-type="paragraph" draw:z-index="66" draw:name="Forme10_2" draw:style-name="gr2" draw:text-style-name="P15" svg:width="2.497cm" svg:height="0.546cm" svg:x="0.85cm" svg:y="0.194cm"><draw:text-box><text:p>NomEmp</text:p></draw:text-box></draw:frame></text:p>
      <text:p text:style-name="P12"/>
      <text:p text:style-name="P12"/>
      <text:p text:style-name="P12"/>
      <text:list xml:id="list114957596898070" text:continue-numbering="true" text:style-name="L1">
        <text:list-item>
          <text:p text:style-name="P10"><draw:line text:anchor-type="paragraph" draw:z-index="82" draw:name="Forme16_0" draw:style-name="gr4" draw:text-style-name="P18" svg:x1="10.559cm" svg:y1="0.665cm" svg:x2="10.591cm" svg:y2="4.306cm"><text:p/></draw:line><draw:frame text:anchor-type="paragraph" draw:z-index="83" draw:name="Forme12_3" draw:style-name="gr3" draw:text-style-name="P17" svg:width="1.461cm" svg:height="0.503cm" svg:x="10.709cm" svg:y="0.69cm"><draw:text-box><text:p><text:span text:style-name="T7">MLD</text:span></text:p></draw:text-box></draw:frame><text:span text:style-name="T5">D</text:span><text:span text:style-name="T4">ans ce centre de vacances, chaque </text:span><text:span text:style-name="T2">animateur</text:span><text:span text:style-name="T4"> encadre en solo 0 ou 1 </text:span><text:span text:style-name="T2">groupe</text:span><text:span text:style-name="T4">, chaque groupe est encadré par un et un seul animateur.</text:span></text:p>
        </text:list-item>
      </text:list>
      <text:p text:style-name="P13"><draw:custom-shape text:anchor-type="paragraph" draw:z-index="72" draw:name="Forme1_9" draw:style-name="gr12" draw:text-style-name="P23" svg:width="2.262cm" svg:height="2.527cm" svg:x="0.85cm" svg:y="0.27cm"><text:p/><draw:enhanced-geometry svg:viewBox="0 0 21600 21600" draw:type="rectangle" draw:enhanced-path="M 0 0 L 21600 0 21600 21600 0 21600 0 0 Z N"/></draw:custom-shape><draw:frame text:anchor-type="paragraph" draw:z-index="73" draw:name="Forme2_9" draw:style-name="gr11" draw:text-style-name="P24" svg:width="2.262cm" svg:height="0.743cm" svg:x="0.85cm" svg:y="0.27cm"><draw:text-box><text:p text:style-name="P18"><text:span text:style-name="T1">animateur</text:span></text:p></draw:text-box></draw:frame><draw:custom-shape text:anchor-type="paragraph" draw:z-index="74" draw:name="Forme1_10" draw:style-name="gr10" draw:text-style-name="P23" svg:width="2.322cm" svg:height="2.527cm" svg:x="7.87cm" svg:y="0.365cm"><text:p/><draw:enhanced-geometry svg:viewBox="0 0 21600 21600" draw:type="rectangle" draw:enhanced-path="M 0 0 L 21600 0 21600 21600 0 21600 0 0 Z N"/></draw:custom-shape><draw:frame text:anchor-type="paragraph" draw:z-index="75" draw:name="Forme2_10" draw:style-name="gr9" draw:text-style-name="P22" svg:width="2.306cm" svg:height="0.786cm" svg:x="7.886cm" svg:y="0.365cm"><draw:text-box><text:p text:style-name="P18"><text:span text:style-name="T9">groupe</text:span></text:p></draw:text-box></draw:frame><draw:frame text:anchor-type="paragraph" draw:z-index="86" draw:name="Forme17_0" draw:style-name="gr1" draw:text-style-name="P15" svg:width="8.012cm" svg:height="1.408cm" svg:x="10.802cm" svg:y="0.379cm"><draw:text-box><text:p><text:span text:style-name="T1">animateur</text:span>(<text:span text:style-name="T6">IdAnimateur</text:span>)</text:p><text:p><text:span text:style-name="T1">groupe</text:span>(<text:span text:style-name="T6">IdGroupe</text:span>,#idAnimateur)</text:p></draw:text-box></draw:frame><text:tab/><text:tab/><text:tab/><text:tab/></text:p>
      <text:p text:style-name="P13"><draw:custom-shape text:anchor-type="paragraph" draw:z-index="76" draw:name="Forme3_4" draw:style-name="gr8" draw:text-style-name="P21" svg:width="2.742cm" svg:height="1.398cm" svg:x="4.062cm" svg:y="0.1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77" draw:name="Forme7_8" draw:style-name="gr7" draw:text-style-name="P20" svg:width="2.74cm" svg:height="1.463cm" svg:x="4.447cm" svg:y="0.429cm"><draw:text-box><text:p><text:span text:style-name="T1">Encadrer</text:span></text:p></draw:text-box></draw:frame><draw:frame text:anchor-type="paragraph" draw:z-index="81" draw:name="Forme6_11" draw:style-name="gr5" draw:text-style-name="P19" svg:width="0.939cm" svg:height="0.518cm" svg:x="6.948cm" svg:y="0.049cm"><draw:text-box><text:p><text:span text:style-name="T8">1,1</text:span></text:p></draw:text-box></draw:frame></text:p>
      <text:p text:style-name="P13"><draw:line text:anchor-type="paragraph" draw:z-index="78" draw:name="Forme15_0" draw:style-name="gr6" draw:text-style-name="P18" svg:x1="3.112cm" svg:y1="0.585cm" svg:x2="4.063cm" svg:y2="0.347cm"><text:p/></draw:line><draw:line text:anchor-type="paragraph" draw:z-index="79" draw:name="Forme15_1" draw:style-name="gr6" draw:text-style-name="P18" svg:x1="6.803cm" svg:y1="0.426cm" svg:x2="7.93cm" svg:y2="0.347cm"><text:p/></draw:line><draw:frame text:anchor-type="paragraph" draw:z-index="84" draw:name="Forme10_4" draw:style-name="gr2" draw:text-style-name="P16" svg:width="2.497cm" svg:height="0.546cm" svg:x="0.967cm" svg:y="0.041cm"><draw:text-box><text:p><text:span text:style-name="T6">IdAnimateur</text:span></text:p></draw:text-box></draw:frame><draw:frame text:anchor-type="paragraph" draw:z-index="85" draw:name="Forme10_5" draw:style-name="gr2" draw:text-style-name="P16" svg:width="2.497cm" svg:height="0.546cm" svg:x="8.227cm" svg:y="0.305cm"><draw:text-box><text:p><text:span text:style-name="T6">IdGroupe</text:span></text:p></draw:text-box></draw:frame></text:p>
      <text:list xml:id="list114957655194833" text:continue-numbering="true" text:style-name="L1">
        <text:list-header>
          <text:p text:style-name="P14"><draw:frame text:anchor-type="paragraph" draw:z-index="80" draw:name="Forme6_10" draw:style-name="gr5" draw:text-style-name="P19" svg:width="0.939cm" svg:height="0.518cm" svg:x="3.332cm" svg:y="0.071cm"><draw:text-box><text:p><text:span text:style-name="T8">0,1</text:span></text:p></draw:text-box></draw:frame></text:p>
        </text:list-header>
      </text:list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2T13:21:21.265000000</meta:creation-date>
    <dc:date>2022-09-09T11:49:56.168000000</dc:date>
    <meta:editing-duration>PT1H17M40S</meta:editing-duration>
    <meta:editing-cycles>4</meta:editing-cycles>
    <meta:generator>LibreOffice/7.1.3.2$Windows_X86_64 LibreOffice_project/47f78053abe362b9384784d31a6e56f8511eb1c1</meta:generator>
    <meta:document-statistic meta:table-count="0" meta:image-count="0" meta:object-count="0" meta:page-count="2" meta:paragraph-count="12" meta:word-count="140" meta:character-count="792" meta:non-whitespace-character-count="663"/>
  </office:meta>
</office:document-meta>
</file>